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4.4043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2">
          <table:table-cell table:style-name="ce13" office:value-type="string">
            <text:p><text:span text:style-name="T1">verifyFollowingAndFollowersSectionOnProfileScreen</text:span>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1/02/2017</text:date>, <text:time>14:5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10S</meta:editing-duration>
    <meta:editing-cycles>9</meta:editing-cycles>
    <meta:generator>OpenOffice/4.1.2$Win32 OpenOffice.org_project/412m3$Build-9782</meta:generator>
    <dc:date>2017-01-02T14:59:30.62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